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861cm" fo:min-width="0.8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2.1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1" draw:style-name="gr1" draw:text-style-name="P1" svg:width="1.218cm" svg:height="1.218cm" svg:x="2.494cm" svg:y="3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1" draw:style-name="gr1" draw:text-style-name="P1" svg:width="1.218cm" svg:height="1.218cm" svg:x="9.929cm" svg:y="3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Form2" draw:style-name="gr2" draw:text-style-name="P2" svg:x1="10.987cm" svg:y1="3.743cm" svg:x2="13.659cm" svg:y2="3.743cm"><text:p/></draw:line><draw:line text:anchor-type="paragraph" draw:z-index="3" draw:name="Form2" draw:style-name="gr2" draw:text-style-name="P2" svg:x1="10.273cm" svg:y1="3.769cm" svg:x2="7.389cm" svg:y2="3.822cm"><text:p/></draw:line><draw:frame text:anchor-type="paragraph" draw:z-index="4" draw:name="Form3" draw:style-name="gr3" draw:text-style-name="P3" svg:width="1.43cm" svg:height="1.297cm" svg:x="10.405cm" svg:y="4.987cm"><draw:text-box><text:p>i</text:p></draw:text-box></draw:frame><draw:frame text:anchor-type="paragraph" draw:z-index="5" draw:name="Form4" draw:style-name="gr4" draw:text-style-name="P3" svg:width="2.17cm" svg:height="1.191cm" svg:x="3.05cm" svg:y="5.013cm"><draw:text-box><text:p>j</text:p></draw:text-box></draw:frame><draw:line text:anchor-type="paragraph" draw:z-index="6" draw:name="Form5" draw:style-name="gr5" draw:text-style-name="P2" svg:x1="3.685cm" svg:y1="6.521cm" svg:x2="9.903cm" svg:y2="6.468cm"><text:p/></draw:line><draw:frame text:anchor-type="paragraph" draw:z-index="7" draw:name="Form6" draw:style-name="gr6" draw:text-style-name="P3" svg:width="1.668cm" svg:height="0.609cm" svg:x="6.489cm" svg:y="6.759cm"><draw:text-box><text:p>r<text:span text:style-name="T1">j</text:span></text:p></draw:text-box></draw:frame><draw:frame text:anchor-type="paragraph" draw:z-index="8" draw:name="Form7" draw:style-name="gr7" draw:text-style-name="P3" svg:width="2.647cm" svg:height="2.144cm" svg:x="12.125cm" svg:y="2.579cm"><draw:text-box><text:p>Frastøtende krefter </text:p></draw:text-box></draw:frame><draw:frame text:anchor-type="paragraph" draw:z-index="9" draw:name="Form8" draw:style-name="gr8" draw:text-style-name="P3" svg:width="3.626cm" svg:height="0.742cm" svg:x="6.304cm" svg:y="3.029cm"><draw:text-box><text:p>Tiltrekkende kreft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8:23:35.041465324</meta:creation-date>
    <dc:date>2020-01-27T18:33:48.300776234</dc:date>
    <meta:editing-duration>PT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